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CommandImpl.execute( String s , PrintStream out , PrintStream e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CommandImpl.getShor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CommandImpl.VersionCommandImpl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CommandImpl.ge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Command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